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/>
    </style:style>
    <style:style style:name="P2" style:parent-style-name="Sansinterlign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Sansinterlign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Cult G.</text:p>
      <text:p text:style-name="Sansinterligne"/>
      <text:p text:style-name="Sansinterligne">Doc1</text:p>
      <text:p text:style-name="Sansinterligne">-Les pratiques de l’usage des viandes</text:p>
      <text:p text:style-name="Sansinterligne">-Interroge notre culpabilité à tuer les animaux</text:p>
      <text:p text:style-name="Sansinterligne">-Accusateur sur les premiers hommes qui ont mangé la chair des animaux<text:s/></text:p>
      <text:p text:style-name="P2">-Légitime l’usage de manger<text:s/>de la chair animale<text:s/>par nécessité</text:p>
      <text:p text:style-name="P3"/>
      <text:p text:style-name="Sansinterligne"/>
      <text:p text:style-name="Sansinterligne">Doc2</text:p>
      <text:p text:style-name="Sansinterligne">Faut-il manger des animaux ?<text:s/></text:p>
      <text:p text:style-name="Sansinterligne">Culpabilité énoncée ligne 5, 6</text:p>
      <text:p text:style-name="Sansinterligne">Accusateur sur les consommateurs de viandes<text:s/></text:p>
      <text:p text:style-name="Sansinterligne">Accusation sur nos préférences animales</text:p>
      <text:p text:style-name="Sansinterligne"/>
      <text:p text:style-name="Sansinterligne"/>
      <text:p text:style-name="Sansinterlign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10-14T08:55:00Z</meta:creation-date>
    <dc:date>2020-10-14T10:59:00Z</dc:date>
    <meta:template xlink:href="Normal.dotm" xlink:type="simple"/>
    <meta:editing-cycles>1</meta:editing-cycles>
    <meta:editing-duration>PT7440S</meta:editing-duration>
    <meta:document-statistic meta:page-count="1" meta:paragraph-count="1" meta:word-count="60" meta:character-count="389" meta:row-count="2" meta:non-whitespace-character-count="330"/>
  </office:meta>
</office:document-meta>
</file>